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adornments="Regular"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Marginalia">
      <style:paragraph-properties fo:margin-left="0in" fo:margin-right="0in" fo:text-align="start" style:justify-single-word="false" fo:text-indent="0in" style:auto-text-indent="false">
        <style:tab-stops>
          <style:tab-stop style:position="6.698in" style:type="right"/>
        </style:tab-stops>
      </style:paragraph-properties>
      <style:text-properties officeooo:rsid="001d94ab"/>
    </style:style>
    <style:style style:name="P2" style:family="paragraph" style:parent-style-name="Marginalia">
      <style:paragraph-properties fo:margin-left="0in" fo:margin-right="0in" fo:text-indent="0in" style:auto-text-indent="false">
        <style:tab-stops>
          <style:tab-stop style:position="3.3543in" style:type="center"/>
        </style:tab-stops>
      </style:paragraph-properties>
    </style:style>
    <style:style style:name="P3" style:family="paragraph" style:parent-style-name="Standard">
      <style:text-properties officeooo:rsid="001d94ab" officeooo:paragraph-rsid="001d94ab"/>
    </style:style>
    <style:style style:name="P4" style:family="paragraph" style:parent-style-name="Text_20_body">
      <style:text-properties officeooo:rsid="001f07ba"/>
    </style:style>
    <style:style style:name="P5" style:family="paragraph" style:parent-style-name="Text_20_body">
      <style:text-properties officeooo:rsid="001f07ba" officeooo:paragraph-rsid="00226a53"/>
    </style:style>
    <style:style style:name="P6" style:family="paragraph" style:parent-style-name="Text_20_body">
      <style:text-properties officeooo:rsid="001f07ba" officeooo:paragraph-rsid="0023d07b"/>
    </style:style>
    <style:style style:name="P7" style:family="paragraph" style:parent-style-name="Text_20_body">
      <style:text-properties officeooo:rsid="001f07ba" officeooo:paragraph-rsid="0025b77c"/>
    </style:style>
    <style:style style:name="P8" style:family="paragraph" style:parent-style-name="Text_20_body">
      <style:text-properties officeooo:rsid="001f07ba" officeooo:paragraph-rsid="002667ee"/>
    </style:style>
    <style:style style:name="P9" style:family="paragraph" style:parent-style-name="Text_20_body">
      <style:text-properties officeooo:paragraph-rsid="0024de2c"/>
    </style:style>
    <style:style style:name="P10" style:family="paragraph" style:parent-style-name="Text_20_body">
      <style:text-properties officeooo:rsid="0023d07b" officeooo:paragraph-rsid="0023d07b"/>
    </style:style>
    <style:style style:name="P11" style:family="paragraph" style:parent-style-name="Text_20_body">
      <style:text-properties officeooo:rsid="0024de2c" officeooo:paragraph-rsid="0024de2c"/>
    </style:style>
    <style:style style:name="P12" style:family="paragraph" style:parent-style-name="Text_20_body">
      <style:text-properties officeooo:rsid="0024de2c" officeooo:paragraph-rsid="0025b77c"/>
    </style:style>
    <style:style style:name="P13" style:family="paragraph" style:parent-style-name="Heading_20_1">
      <style:text-properties officeooo:rsid="001d94ab"/>
    </style:style>
    <style:style style:name="P14" style:family="paragraph" style:parent-style-name="Text_20_body">
      <style:text-properties officeooo:rsid="00247531" officeooo:paragraph-rsid="0023d07b"/>
    </style:style>
    <style:style style:name="P15" style:family="paragraph" style:parent-style-name="Text_20_body">
      <style:text-properties officeooo:rsid="002667ee" officeooo:paragraph-rsid="002667ee"/>
    </style:style>
    <style:style style:name="P16" style:family="paragraph" style:parent-style-name="Heading_20_2">
      <style:text-properties officeooo:rsid="001f07ba"/>
    </style:style>
    <style:style style:name="P17" style:family="paragraph" style:parent-style-name="Heading_20_2">
      <style:text-properties officeooo:rsid="0023d07b" officeooo:paragraph-rsid="0023d07b"/>
    </style:style>
    <style:style style:name="T1" style:family="text">
      <style:text-properties officeooo:rsid="00226a53"/>
    </style:style>
    <style:style style:name="T2" style:family="text">
      <style:text-properties officeooo:rsid="0023d07b"/>
    </style:style>
    <style:style style:name="T3" style:family="text">
      <style:text-properties officeooo:rsid="00246b71"/>
    </style:style>
    <style:style style:name="T4" style:family="text">
      <style:text-properties officeooo:rsid="00247531"/>
    </style:style>
    <style:style style:name="T5" style:family="text">
      <style:text-properties officeooo:rsid="0024de2c"/>
    </style:style>
    <style:style style:name="T6" style:family="text">
      <style:text-properties officeooo:rsid="00253701"/>
    </style:style>
    <style:style style:name="T7" style:family="text">
      <style:text-properties officeooo:rsid="0025b77c"/>
    </style:style>
    <style:style style:name="T8" style:family="text">
      <style:text-properties officeooo:rsid="002667ee"/>
    </style:style>
    <style:style style:name="T9" style:family="text">
      <style:text-properties officeooo:rsid="00282c42"/>
    </style:style>
    <style:style style:name="T10" style:family="text">
      <style:text-properties officeooo:rsid="0029409d"/>
    </style:style>
    <style:style style:name="T11" style:family="text">
      <style:text-properties officeooo:rsid="002a8431"/>
    </style:style>
    <style:style style:name="T12" style:family="text">
      <style:text-properties officeooo:rsid="002b87aa"/>
    </style:style>
    <style:style style:name="T13" style:family="text">
      <style:text-properties officeooo:rsid="002c2aa1"/>
    </style:style>
    <style:style style:name="T14" style:family="text">
      <style:text-properties officeooo:rsid="002d4546"/>
    </style:style>
    <style:style style:name="T15" style:family="text">
      <style:text-properties officeooo:rsid="002e14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Project 3 Report</text:h>
      <text:p text:style-name="P3"/>
      <text:h text:style-name="P16" text:outline-level="2">Implementation</text:h>
      <text:p text:style-name="P4">Documentation read :</text:p>
      <text:p text:style-name="P9"><text:span text:style-name="T1">At first we mainly used the recommended </text:span><text:a xlink:type="simple" xlink:href="http://www.pjrc.com/tech/8051/ide/fat32.html"><text:span text:style-name="T1">FAT for microcontrollers</text:span></text:a><text:span text:style-name="T1"> as starting point. <text:s/>It has the advantage to be clear and not too hard to a first. </text:span><text:span text:style-name="T8">For some more precise info</text:span><text:span text:style-name="T9">rmations</text:span><text:span text:style-name="T8"> we had to read the </text:span><text:span text:style-name="T15">Microsoft</text:span><text:span text:style-name="T8"> documentation provided on the same page.</text:span></text:p>
      <text:p text:style-name="P9"><text:span text:style-name="T2">Then fuse.sourceforge.net had really good hints. It </text:span><text:span text:style-name="T15">synthesized</text:span><text:span text:style-name="T2"> what functions had to do </text:span><text:span text:style-name="T5">and gave really good hints about how to impleme</text:span><text:span text:style-name="T15">n</text:span><text:span text:style-name="T5">t them. </text:span></text:p>
      <text:p text:style-name="P5"><text:span text:style-name="T1">What </text:span><text:span text:style-name="T2">documentation </text:span><text:span text:style-name="T1">clearly missed :</text:span></text:p>
      <text:p text:style-name="P5"><text:span text:style-name="T1">We really had troubles to find out what is the use of </text:span><text:span text:style-name="T5">the struct stat. </text:span><text:span text:style-name="T1">None of us was used to look for informations or documentation in the man. This is mainly because this class is the first that has so concrete C project. Thus we just rely on the IDE's link resolution to find source code </text:span><text:span text:style-name="T5">and deduce specification, and it's not very readable. </text:span><text:span text:style-name="T15">Goggling</text:span><text:span text:style-name="T6"> struct stat gave really poor results...</text:span></text:p>
      <text:p text:style-name="P10">Other comprehension problems :</text:p>
      <text:p text:style-name="P6"><text:span text:style-name="T4">W</text:span><text:span text:style-name="T2">e didn't know </text:span><text:span text:style-name="T4">fat32 file system at all. In parallel, we had lectures on other, more general, file systems. It was hard not to mess up the different system that we were learning at the same time.</text:span></text:p>
      <text:p text:style-name="P7"><text:span text:style-name="T11">Due to some misunderstanding with </text:span><text:span text:style-name="T12">the reviewed data, </text:span><text:span text:style-name="T7">we encountered a lot of problems in implementing the “readdir</text:span><text:span text:style-name="T13">”</text:span><text:span text:style-name="T7"> and “read function”, </text:span><text:span text:style-name="T12">and </text:span><text:span text:style-name="T7">lacked the time to support the “long names” cases and the unused clusters. </text:span></text:p>
      <text:p text:style-name="P14"/>
      <text:h text:style-name="P16" text:outline-level="2">Testing our Project</text:h>
      <text:p text:style-name="P4">What methods we used to test :</text:p>
      <text:p text:style-name="P11">The first <text:span text:style-name="T7">s</text:span>tep was to open the testfs.fat file in a hex editor to compare the values read by the program with their entries in the file. This helped to discover that values were written in little endian instead of big endian.</text:p>
      <text:p text:style-name="P12"><text:span text:style-name="T7">We still used the normal “mount” function to check if what we were reading with our </text:span><text:span text:style-name="T10">file system</text:span><text:span text:style-name="T7"> was coherent, and that helped to correct a lot of silly mistakes in our implementation, </text:span><text:span text:style-name="T14">espcialy with the file's attributes.</text:span></text:p>
      <text:h text:style-name="P17" text:outline-level="2">Conclusion</text:h>
      <text:p text:style-name="P8"><text:span text:style-name="T2">Despite all troubles and the heavy workload, it is fun to implement our own file system ! The fuse library, once understood, </text:span><text:span text:style-name="T3">provides a very powerful interface. </text:span></text:p>
      <text:p text:style-name="P15">Now if only we could do the same in another language than 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svg:font-family="Ubuntu" style:font-adornments="Regular"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Ubuntu"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Ubuntu" fo:font-size="16pt" fo:font-style="normal"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style:page-number="auto"/>
      <style:text-properties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0in" fo:margin-right="0in" fo:margin-top="0in" fo:margin-bottom="0in" style:contextual-spacing="false" fo:text-indent="0in" style:auto-text-indent="false"/>
      <style:text-properties style:font-name="Ubuntu Light" fo:font-size="10pt" fo:font-weight="250"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Marginalia">
      <style:paragraph-properties fo:margin-left="0in" fo:margin-right="0in" fo:text-align="start" style:justify-single-word="false" fo:text-indent="0in" style:auto-text-indent="false">
        <style:tab-stops>
          <style:tab-stop style:position="6.698in" style:type="right"/>
        </style:tab-stops>
      </style:paragraph-properties>
      <style:text-properties officeooo:rsid="001d94ab"/>
    </style:style>
    <style:style style:name="MP2" style:family="paragraph" style:parent-style-name="Marginalia">
      <style:paragraph-properties fo:margin-left="0in" fo:margin-right="0in" fo:text-indent="0in" style:auto-text-indent="false">
        <style:tab-stops>
          <style:tab-stop style:position="3.3543in" style:type="center"/>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Operation Systems<text:tab/>Valérian Pittet, Roger Vion, Pascal Cudré</text:p>
      </style:header>
      <style:footer>
        <text:p text:style-name="MP2"><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meta:initial-creator>
    <meta:creation-date>2013-05-24T17:13:33</meta:creation-date>
    <meta:generator>LibreOffice/4.0.2.2$Linux_X86_64 LibreOffice_project/400m0$Build-2</meta:generator>
    <dc:date>2013-05-25T00:07:15</dc:date>
    <dc:creator>Pascal </dc:creator>
    <meta:editing-duration>PT41M4S</meta:editing-duration>
    <meta:editing-cycles>19</meta:editing-cycles>
    <meta:document-statistic meta:table-count="0" meta:image-count="0" meta:object-count="0" meta:page-count="1" meta:paragraph-count="19" meta:word-count="368" meta:character-count="2109" meta:non-whitespace-character-count="1755"/>
  </office:meta>
</office:document-meta>
</file>